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17" calcext:value-type="float">
            <text:p>1.17</text:p>
          </table:table-cell>
          <table:table-cell office:value-type="float" office:value="-58.56" calcext:value-type="float">
            <text:p>-58.56</text:p>
          </table:table-cell>
          <table:table-cell office:value-type="float" office:value="-92.63" calcext:value-type="float">
            <text:p>-92.63</text:p>
          </table:table-cell>
          <table:table-cell office:value-type="float" office:value="-78.456" calcext:value-type="float">
            <text:p>-78.456</text:p>
          </table:table-cell>
          <table:table-cell office:value-type="float" office:value="-87.45" calcext:value-type="float">
            <text:p>-87.45</text:p>
          </table:table-cell>
          <table:table-cell office:value-type="float" office:value="-99" calcext:value-type="float">
            <text:p>-99</text:p>
          </table:table-cell>
          <table:table-cell office:value-type="float" office:value="-96.45" calcext:value-type="float">
            <text:p>-96.45</text:p>
          </table:table-cell>
          <table:table-cell office:value-type="float" office:value="-93" calcext:value-type="float">
            <text:p>-93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98" calcext:value-type="float">
            <text:p>-9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72.6789" calcext:value-type="float">
            <text:p>-72.6789</text:p>
          </table:table-cell>
          <table:table-cell office:value-type="float" office:value="-85.34973" calcext:value-type="float">
            <text:p>-85.34973</text:p>
          </table:table-cell>
          <table:table-cell office:value-type="float" office:value="-88.75845" calcext:value-type="float">
            <text:p>-88.75845</text:p>
          </table:table-cell>
          <table:table-cell office:value-type="float" office:value="-90.23895" calcext:value-type="float">
            <text:p>-90.23895</text:p>
          </table:table-cell>
          <table:table-cell office:value-type="float" office:value="-95.576" calcext:value-type="float">
            <text:p>-95.576</text:p>
          </table:table-cell>
          <table:table-cell office:value-type="float" office:value="-92.576" calcext:value-type="float">
            <text:p>-92.576</text:p>
          </table:table-cell>
          <table:table-cell office:value-type="float" office:value="-88.67453" calcext:value-type="float">
            <text:p>-88.67453</text:p>
          </table:table-cell>
          <table:table-cell office:value-type="float" office:value="-83.21345" calcext:value-type="float">
            <text:p>-83.21345</text:p>
          </table:table-cell>
          <table:table-cell office:value-type="float" office:value="-79.8" calcext:value-type="float">
            <text:p>-79.8</text:p>
          </table:table-cell>
          <table:table-cell office:value-type="float" office:value="-82.86745" calcext:value-type="float">
            <text:p>-82.86745</text:p>
          </table:table-cell>
          <table:table-cell office:value-type="float" office:value="-84.6789" calcext:value-type="float">
            <text:p>-84.6789</text:p>
          </table:table-cell>
          <table:table-cell office:value-type="float" office:value="-78.9734" calcext:value-type="float">
            <text:p>-78.9734</text:p>
          </table:table-cell>
          <table:table-cell office:value-type="float" office:value="-50.567" calcext:value-type="float">
            <text:p>-50.5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72.3333333333333" calcext:value-type="float">
            <text:p>-72.3333333333</text:p>
          </table:table-cell>
          <table:table-cell office:value-type="float" office:value="-80" calcext:value-type="float">
            <text:p>-80</text:p>
          </table:table-cell>
          <table:table-cell office:value-type="float" office:value="-90.6666666666667" calcext:value-type="float">
            <text:p>-90.6666666667</text:p>
          </table:table-cell>
          <table:table-cell office:value-type="float" office:value="-92.8571428571429" calcext:value-type="float">
            <text:p>-92.8571428571</text:p>
          </table:table-cell>
          <table:table-cell office:value-type="float" office:value="-94.5" calcext:value-type="float">
            <text:p>-94.5</text:p>
          </table:table-cell>
          <table:table-cell office:value-type="float" office:value="-91.5" calcext:value-type="float">
            <text:p>-91.5</text:p>
          </table:table-cell>
          <table:table-cell office:value-type="float" office:value="-90.8333333333333" calcext:value-type="float">
            <text:p>-90.8333333333</text:p>
          </table:table-cell>
          <table:table-cell office:value-type="float" office:value="-88.125" calcext:value-type="float">
            <text:p>-88.125</text:p>
          </table:table-cell>
          <table:table-cell office:value-type="float" office:value="-86.7777777777778" calcext:value-type="float">
            <text:p>-86.7777777778</text:p>
          </table:table-cell>
          <table:table-cell office:value-type="float" office:value="-78.4615384615385" calcext:value-type="float">
            <text:p>-78.4615384615</text:p>
          </table:table-cell>
          <table:table-cell office:value-type="float" office:value="-68.8888888888889" calcext:value-type="float">
            <text:p>-68.8888888889</text:p>
          </table:table-cell>
          <table:table-cell office:value-type="float" office:value="-73.5" calcext:value-type="float">
            <text:p>-73.5</text:p>
          </table:table-cell>
          <table:table-cell office:value-type="float" office:value="-55.2" calcext:value-type="float">
            <text:p>-55.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72.6789" calcext:value-type="float">
            <text:p>-72.6789</text:p>
          </table:table-cell>
          <table:table-cell office:value-type="float" office:value="-85.34973" calcext:value-type="float">
            <text:p>-85.34973</text:p>
          </table:table-cell>
          <table:table-cell office:value-type="float" office:value="-88.75845" calcext:value-type="float">
            <text:p>-88.75845</text:p>
          </table:table-cell>
          <table:table-cell office:value-type="float" office:value="-90.23895" calcext:value-type="float">
            <text:p>-90.23895</text:p>
          </table:table-cell>
          <table:table-cell office:value-type="float" office:value="-95.576" calcext:value-type="float">
            <text:p>-95.576</text:p>
          </table:table-cell>
          <table:table-cell office:value-type="float" office:value="-92.576" calcext:value-type="float">
            <text:p>-92.576</text:p>
          </table:table-cell>
          <table:table-cell office:value-type="float" office:value="-88.67453" calcext:value-type="float">
            <text:p>-88.67453</text:p>
          </table:table-cell>
          <table:table-cell office:value-type="float" office:value="-83.21345" calcext:value-type="float">
            <text:p>-83.21345</text:p>
          </table:table-cell>
          <table:table-cell office:value-type="float" office:value="-79.8" calcext:value-type="float">
            <text:p>-79.8</text:p>
          </table:table-cell>
          <table:table-cell office:value-type="float" office:value="-82.86745" calcext:value-type="float">
            <text:p>-82.86745</text:p>
          </table:table-cell>
          <table:table-cell office:value-type="float" office:value="-84.6789" calcext:value-type="float">
            <text:p>-84.6789</text:p>
          </table:table-cell>
          <table:table-cell office:value-type="float" office:value="-78.9734" calcext:value-type="float">
            <text:p>-78.9734</text:p>
          </table:table-cell>
          <table:table-cell office:value-type="float" office:value="-51.567" calcext:value-type="float">
            <text:p>-51.5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office:value-type="float" office:value="-91.8333333333333" calcext:value-type="float">
            <text:p>-91.8333333333</text:p>
          </table:table-cell>
          <table:table-cell office:value-type="float" office:value="-89" calcext:value-type="float">
            <text:p>-89</text:p>
          </table:table-cell>
          <table:table-cell office:value-type="float" office:value="-95" calcext:value-type="float">
            <text:p>-95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-52.78" calcext:value-type="float">
            <text:p>-52.78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office:value-type="float" office:value="-94.25" calcext:value-type="float">
            <text:p>-94.25</text:p>
          </table:table-cell>
          <table:table-cell office:value-type="float" office:value="-79" calcext:value-type="float">
            <text:p>-79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office:value-type="float" office:value="-92" calcext:value-type="float">
            <text:p>-92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55.7654" calcext:value-type="float">
            <text:p>-55.7654</text:p>
          </table:table-cell>
          <table:table-cell office:value-type="float" office:value="-88.5465746" calcext:value-type="float">
            <text:p>-88.5465746</text:p>
          </table:table-cell>
          <table:table-cell office:value-type="float" office:value="-87.456464" calcext:value-type="float">
            <text:p>-87.456464</text:p>
          </table:table-cell>
          <table:table-cell office:value-type="float" office:value="-93.54654" calcext:value-type="float">
            <text:p>-93.54654</text:p>
          </table:table-cell>
          <table:table-cell office:value-type="float" office:value="-97.87856" calcext:value-type="float">
            <text:p>-97.87856</text:p>
          </table:table-cell>
          <table:table-cell office:value-type="float" office:value="-92.46435" calcext:value-type="float">
            <text:p>-92.46435</text:p>
          </table:table-cell>
          <table:table-cell office:value-type="float" office:value="-91.43243" calcext:value-type="float">
            <text:p>-91.43243</text:p>
          </table:table-cell>
          <table:table-cell office:value-type="float" office:value="-90.54564" calcext:value-type="float">
            <text:p>-90.54564</text:p>
          </table:table-cell>
          <table:table-cell office:value-type="float" office:value="-84.5454" calcext:value-type="float">
            <text:p>-84.5454</text:p>
          </table:table-cell>
          <table:table-cell office:value-type="float" office:value="-80.5646" calcext:value-type="float">
            <text:p>-80.5646</text:p>
          </table:table-cell>
          <table:table-cell office:value-type="float" office:value="-74.565968" calcext:value-type="float">
            <text:p>-74.565968</text:p>
          </table:table-cell>
          <table:table-cell office:value-type="float" office:value="-60.5867" calcext:value-type="float">
            <text:p>-60.5867</text:p>
          </table:table-cell>
          <table:table-cell office:value-type="float" office:value="-72.5867" calcext:value-type="float">
            <text:p>-72.5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5" calcext:value-type="float">
            <text:p>2.15</text:p>
          </table:table-cell>
          <table:table-cell office:value-type="float" office:value="-60.2857142857143" calcext:value-type="float">
            <text:p>-60.2857142857</text:p>
          </table:table-cell>
          <table:table-cell office:value-type="float" office:value="-83" calcext:value-type="float">
            <text:p>-83</text:p>
          </table:table-cell>
          <table:table-cell office:value-type="float" office:value="-90.8333333333333" calcext:value-type="float">
            <text:p>-90.8333333333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office:value-type="float" office:value="-89.0714285714286" calcext:value-type="float">
            <text:p>-89.0714285714</text:p>
          </table:table-cell>
          <table:table-cell office:value-type="float" office:value="-94.125" calcext:value-type="float">
            <text:p>-94.125</text:p>
          </table:table-cell>
          <table:table-cell office:value-type="float" office:value="-87.4545454545455" calcext:value-type="float">
            <text:p>-87.4545454545</text:p>
          </table:table-cell>
          <table:table-cell office:value-type="float" office:value="-89.3846153846154" calcext:value-type="float">
            <text:p>-89.3846153846</text:p>
          </table:table-cell>
          <table:table-cell office:value-type="float" office:value="-80.2" calcext:value-type="float">
            <text:p>-80.2</text:p>
          </table:table-cell>
          <table:table-cell office:value-type="float" office:value="-72.5714285714286" calcext:value-type="float">
            <text:p>-72.5714285714</text:p>
          </table:table-cell>
          <table:table-cell office:value-type="float" office:value="-57.4615384615385" calcext:value-type="float">
            <text:p>-57.4615384615</text:p>
          </table:table-cell>
          <table:table-cell office:value-type="float" office:value="-72.2307692307692" calcext:value-type="float">
            <text:p>-72.2307692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64.845163" calcext:value-type="float">
            <text:p>-64.845163</text:p>
          </table:table-cell>
          <table:table-cell office:value-type="float" office:value="-86.9677409" calcext:value-type="float">
            <text:p>-86.9677409</text:p>
          </table:table-cell>
          <table:table-cell office:value-type="float" office:value="-89.76598765" calcext:value-type="float">
            <text:p>-89.76598765</text:p>
          </table:table-cell>
          <table:table-cell office:value-type="float" office:value="-98.6576576" calcext:value-type="float">
            <text:p>-98.6576576</text:p>
          </table:table-cell>
          <table:table-cell office:value-type="float" office:value="-96.7687686" calcext:value-type="float">
            <text:p>-96.7687686</text:p>
          </table:table-cell>
          <table:table-cell office:value-type="float" office:value="-92.9867869" calcext:value-type="float">
            <text:p>-92.9867869</text:p>
          </table:table-cell>
          <table:table-cell office:value-type="float" office:value="-89.9765757" calcext:value-type="float">
            <text:p>-89.9765757</text:p>
          </table:table-cell>
          <table:table-cell office:value-type="float" office:value="-84.65465463" calcext:value-type="float">
            <text:p>-84.65465463</text:p>
          </table:table-cell>
          <table:table-cell office:value-type="float" office:value="-85.42543" calcext:value-type="float">
            <text:p>-85.42543</text:p>
          </table:table-cell>
          <table:table-cell office:value-type="float" office:value="-68.5456465" calcext:value-type="float">
            <text:p>-68.5456465</text:p>
          </table:table-cell>
          <table:table-cell table:style-name="ce2" office:value-type="float" office:value="-53.54431" calcext:value-type="float">
            <text:p>-53.54431</text:p>
          </table:table-cell>
          <table:table-cell office:value-type="float" office:value="-69.6534163" calcext:value-type="float">
            <text:p>-69.6534163</text:p>
          </table:table-cell>
          <table:table-cell office:value-type="float" office:value="-81.8736543" calcext:value-type="float">
            <text:p>-81.8736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67.4" calcext:value-type="float">
            <text:p>-67.4</text:p>
          </table:table-cell>
          <table:table-cell office:value-type="float" office:value="-80.8461538461538" calcext:value-type="float">
            <text:p>-80.8461538462</text:p>
          </table:table-cell>
          <table:table-cell office:value-type="float" office:value="-90.0769230769231" calcext:value-type="float">
            <text:p>-90.0769230769</text:p>
          </table:table-cell>
          <table:table-cell office:value-type="float" office:value="-85.0833333333333" calcext:value-type="float">
            <text:p>-85.0833333333</text:p>
          </table:table-cell>
          <table:table-cell office:value-type="float" office:value="-85" calcext:value-type="float">
            <text:p>-85</text:p>
          </table:table-cell>
          <table:table-cell office:value-type="float" office:value="-92.3333333333333" calcext:value-type="float">
            <text:p>-92.3333333333</text:p>
          </table:table-cell>
          <table:table-cell office:value-type="float" office:value="-88.6666666666667" calcext:value-type="float">
            <text:p>-88.6666666667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55.875" calcext:value-type="float">
            <text:p>-55.875</text:p>
          </table:table-cell>
          <table:table-cell office:value-type="float" office:value="-60.3571428571429" calcext:value-type="float">
            <text:p>-60.3571428571</text:p>
          </table:table-cell>
          <table:table-cell office:value-type="float" office:value="-73.3571428571429" calcext:value-type="float">
            <text:p>-73.3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8" calcext:value-type="float">
            <text:p>-1.8</text:p>
          </table:table-cell>
          <table:table-cell office:value-type="float" office:value="-78" calcext:value-type="float">
            <text:p>-78</text:p>
          </table:table-cell>
          <table:table-cell office:value-type="float" office:value="-65" calcext:value-type="float">
            <text:p>-65</text:p>
          </table:table-cell>
          <table:table-cell office:value-type="float" office:value="-73" calcext:value-type="float">
            <text:p>-73</text:p>
          </table:table-cell>
          <table:table-cell office:value-type="float" office:value="-62" calcext:value-type="float">
            <text:p>-62</text:p>
          </table:table-cell>
          <table:table-cell office:value-type="float" office:value="-85" calcext:value-type="float">
            <text:p>-85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office:value-type="float" office:value="-93.5454545454546" calcext:value-type="float">
            <text:p>-93.5454545455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82.80979" calcext:value-type="float">
            <text:p>-82.80979</text:p>
          </table:table-cell>
          <table:table-cell office:value-type="float" office:value="-69.657657" calcext:value-type="float">
            <text:p>-69.657657</text:p>
          </table:table-cell>
          <table:table-cell office:value-type="float" office:value="-88.5465465" calcext:value-type="float">
            <text:p>-88.5465465</text:p>
          </table:table-cell>
          <table:table-cell office:value-type="float" office:value="-90.5464" calcext:value-type="float">
            <text:p>-90.5464</text:p>
          </table:table-cell>
          <table:table-cell office:value-type="float" office:value="-92.768768" calcext:value-type="float">
            <text:p>-92.768768</text:p>
          </table:table-cell>
          <table:table-cell office:value-type="float" office:value="-96.354564" calcext:value-type="float">
            <text:p>-96.354564</text:p>
          </table:table-cell>
          <table:table-cell office:value-type="float" office:value="-87.6545646" calcext:value-type="float">
            <text:p>-87.6545646</text:p>
          </table:table-cell>
          <table:table-cell office:value-type="float" office:value="-84.5456456" calcext:value-type="float">
            <text:p>-84.5456456</text:p>
          </table:table-cell>
          <table:table-cell office:value-type="float" office:value="-78.3541341" calcext:value-type="float">
            <text:p>-78.3541341</text:p>
          </table:table-cell>
          <table:table-cell office:value-type="float" office:value="-58.5465463" calcext:value-type="float">
            <text:p>-58.5465463</text:p>
          </table:table-cell>
          <table:table-cell office:value-type="float" office:value="-55.1213486" calcext:value-type="float">
            <text:p>-55.1213486</text:p>
          </table:table-cell>
          <table:table-cell office:value-type="float" office:value="-83.354634" calcext:value-type="float">
            <text:p>-83.354634</text:p>
          </table:table-cell>
          <table:table-cell office:value-type="float" office:value="-86.5456456" calcext:value-type="float">
            <text:p>-86.545645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35" calcext:value-type="float">
            <text:p>2.35</text:p>
          </table:table-cell>
          <table:table-cell office:value-type="float" office:value="-76.2222222222222" calcext:value-type="float">
            <text:p>-76.2222222222</text:p>
          </table:table-cell>
          <table:table-cell office:value-type="float" office:value="-68.0666666666667" calcext:value-type="float">
            <text:p>-68.0666666667</text:p>
          </table:table-cell>
          <table:table-cell office:value-type="float" office:value="-74.8" calcext:value-type="float">
            <text:p>-74.8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75.0909090909091" calcext:value-type="float">
            <text:p>-75.0909090909</text:p>
          </table:table-cell>
          <table:table-cell office:value-type="float" office:value="-84.3333333333333" calcext:value-type="float">
            <text:p>-84.3333333333</text:p>
          </table:table-cell>
          <table:table-cell office:value-type="float" office:value="-79.5833333333333" calcext:value-type="float">
            <text:p>-79.5833333333</text:p>
          </table:table-cell>
          <table:table-cell office:value-type="float" office:value="-63.8571428571429" calcext:value-type="float">
            <text:p>-63.8571428571</text:p>
          </table:table-cell>
          <table:table-cell office:value-type="float" office:value="-58.3571428571429" calcext:value-type="float">
            <text:p>-58.3571428571</text:p>
          </table:table-cell>
          <table:table-cell office:value-type="float" office:value="-82.3333333333333" calcext:value-type="float">
            <text:p>-82.3333333333</text:p>
          </table:table-cell>
          <table:table-cell office:value-type="float" office:value="-72.7" calcext:value-type="float">
            <text:p>-72.7</text:p>
          </table:table-cell>
          <table:table-cell office:value-type="float" office:value="-82.4615384615385" calcext:value-type="float">
            <text:p>-82.4615384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-80" calcext:value-type="float">
            <text:p>-80</text:p>
          </table:table-cell>
          <table:table-cell office:value-type="float" office:value="-65.5" calcext:value-type="float">
            <text:p>-65.5</text:p>
          </table:table-cell>
          <table:table-cell office:value-type="float" office:value="-76.875" calcext:value-type="float">
            <text:p>-76.875</text:p>
          </table:table-cell>
          <table:table-cell office:value-type="float" office:value="-85.4285714285714" calcext:value-type="float">
            <text:p>-85.4285714286</text:p>
          </table:table-cell>
          <table:table-cell office:value-type="float" office:value="-86" calcext:value-type="float">
            <text:p>-86</text:p>
          </table:table-cell>
          <table:table-cell office:value-type="float" office:value="-80.2307692307692" calcext:value-type="float">
            <text:p>-80.2307692308</text:p>
          </table:table-cell>
          <table:table-cell office:value-type="float" office:value="-78.5384615384615" calcext:value-type="float">
            <text:p>-78.5384615385</text:p>
          </table:table-cell>
          <table:table-cell office:value-type="float" office:value="-72.8666666666667" calcext:value-type="float">
            <text:p>-72.8666666667</text:p>
          </table:table-cell>
          <table:table-cell office:value-type="float" office:value="-71.8571428571429" calcext:value-type="float">
            <text:p>-71.8571428571</text:p>
          </table:table-cell>
          <table:table-cell office:value-type="float" office:value="-70.7" calcext:value-type="float">
            <text:p>-70.7</text:p>
          </table:table-cell>
          <table:table-cell office:value-type="float" office:value="-71.9090909090909" calcext:value-type="float">
            <text:p>-71.9090909091</text:p>
          </table:table-cell>
          <table:table-cell office:value-type="float" office:value="-66.7142857142857" calcext:value-type="float">
            <text:p>-66.7142857143</text:p>
          </table:table-cell>
          <table:table-cell office:value-type="float" office:value="-84.8571428571429" calcext:value-type="float">
            <text:p>-84.857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.8" calcext:value-type="float">
            <text:p>-1.8</text:p>
          </table:table-cell>
          <table:table-cell office:value-type="float" office:value="-87.6" calcext:value-type="float">
            <text:p>-87.6</text:p>
          </table:table-cell>
          <table:table-cell office:value-type="float" office:value="-68" calcext:value-type="float">
            <text:p>-68</text:p>
          </table:table-cell>
          <table:table-cell office:value-type="float" office:value="-86.9090909090909" calcext:value-type="float">
            <text:p>-86.9090909091</text:p>
          </table:table-cell>
          <table:table-cell office:value-type="float" office:value="-91.1428571428571" calcext:value-type="float">
            <text:p>-91.1428571429</text:p>
          </table:table-cell>
          <table:table-cell office:value-type="float" office:value="-97" calcext:value-type="float">
            <text:p>-97</text:p>
          </table:table-cell>
          <table:table-cell office:value-type="float" office:value="-92.7777777777778" calcext:value-type="float">
            <text:p>-92.7777777778</text:p>
          </table:table-cell>
          <table:table-cell office:value-type="float" office:value="-91" calcext:value-type="float">
            <text:p>-91</text:p>
          </table:table-cell>
          <table:table-cell office:value-type="float" office:value="-77.4" calcext:value-type="float">
            <text:p>-77.4</text:p>
          </table:table-cell>
          <table:table-cell office:value-type="float" office:value="-72.9230769230769" calcext:value-type="float">
            <text:p>-72.9230769231</text:p>
          </table:table-cell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office:value-type="float" office:value="-70.1538461538462" calcext:value-type="float">
            <text:p>-70.1538461538</text:p>
          </table:table-cell>
          <table:table-cell office:value-type="float" office:value="-93.8333333333333" calcext:value-type="float">
            <text:p>-93.8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86.5684564" calcext:value-type="float">
            <text:p>-86.5684564</text:p>
          </table:table-cell>
          <table:table-cell office:value-type="float" office:value="-57.64654" calcext:value-type="float">
            <text:p>-57.64654</text:p>
          </table:table-cell>
          <table:table-cell office:value-type="float" office:value="-65.667809" calcext:value-type="float">
            <text:p>-65.667809</text:p>
          </table:table-cell>
          <table:table-cell office:value-type="float" office:value="-89.6576576" calcext:value-type="float">
            <text:p>-89.6576576</text:p>
          </table:table-cell>
          <table:table-cell office:value-type="float" office:value="-95.908098" calcext:value-type="float">
            <text:p>-95.908098</text:p>
          </table:table-cell>
          <table:table-cell office:value-type="float" office:value="-91.9809" calcext:value-type="float">
            <text:p>-91.9809</text:p>
          </table:table-cell>
          <table:table-cell office:value-type="float" office:value="-92.878563" calcext:value-type="float">
            <text:p>-92.878563</text:p>
          </table:table-cell>
          <table:table-cell office:value-type="float" office:value="-85.65567" calcext:value-type="float">
            <text:p>-85.65567</text:p>
          </table:table-cell>
          <table:table-cell office:value-type="float" office:value="-73.86543641" calcext:value-type="float">
            <text:p>-73.86543641</text:p>
          </table:table-cell>
          <table:table-cell office:value-type="float" office:value="-80.0798798" calcext:value-type="float">
            <text:p>-80.0798798</text:p>
          </table:table-cell>
          <table:table-cell office:value-type="float" office:value="-85.446546" calcext:value-type="float">
            <text:p>-85.446546</text:p>
          </table:table-cell>
          <table:table-cell office:value-type="float" office:value="-89.54564" calcext:value-type="float">
            <text:p>-89.54564</text:p>
          </table:table-cell>
          <table:table-cell office:value-type="float" office:value="-91.098097" calcext:value-type="float">
            <text:p>-91.098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5" calcext:value-type="float">
            <text:p>2.35</text:p>
          </table:table-cell>
          <table:table-cell office:value-type="float" office:value="-87.2307692307692" calcext:value-type="float">
            <text:p>-87.2307692308</text:p>
          </table:table-cell>
          <table:table-cell office:value-type="float" office:value="-67.1333333333333" calcext:value-type="float">
            <text:p>-67.1333333333</text:p>
          </table:table-cell>
          <table:table-cell office:value-type="float" office:value="-60.6428571428571" calcext:value-type="float">
            <text:p>-60.6428571429</text:p>
          </table:table-cell>
          <table:table-cell office:value-type="float" office:value="-78.3" calcext:value-type="float">
            <text:p>-78.3</text:p>
          </table:table-cell>
          <table:table-cell office:value-type="float" office:value="-85.7692307692308" calcext:value-type="float">
            <text:p>-85.7692307692</text:p>
          </table:table-cell>
          <table:table-cell office:value-type="float" office:value="-75.5833333333333" calcext:value-type="float">
            <text:p>-75.5833333333</text:p>
          </table:table-cell>
          <table:table-cell office:value-type="float" office:value="-82.0909090909091" calcext:value-type="float">
            <text:p>-82.0909090909</text:p>
          </table:table-cell>
          <table:table-cell office:value-type="float" office:value="-75.8461538461538" calcext:value-type="float">
            <text:p>-75.8461538462</text:p>
          </table:table-cell>
          <table:table-cell office:value-type="float" office:value="-56" calcext:value-type="float">
            <text:p>-56</text:p>
          </table:table-cell>
          <table:table-cell office:value-type="float" office:value="-78.2" calcext:value-type="float">
            <text:p>-78.2</text:p>
          </table:table-cell>
          <table:table-cell office:value-type="float" office:value="-87.8" calcext:value-type="float">
            <text:p>-87.8</text:p>
          </table:table-cell>
          <table:table-cell office:value-type="float" office:value="-75.0769230769231" calcext:value-type="float">
            <text:p>-75.0769230769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-89.436" calcext:value-type="float">
            <text:p>-89.436</text:p>
          </table:table-cell>
          <table:table-cell office:value-type="float" office:value="-78.8963" calcext:value-type="float">
            <text:p>-78.8963</text:p>
          </table:table-cell>
          <table:table-cell office:value-type="float" office:value="-58.6423263" calcext:value-type="float">
            <text:p>-58.6423263</text:p>
          </table:table-cell>
          <table:table-cell office:value-type="float" office:value="-83.2214635" calcext:value-type="float">
            <text:p>-83.2214635</text:p>
          </table:table-cell>
          <table:table-cell office:value-type="float" office:value="-91.2478" calcext:value-type="float">
            <text:p>-91.2478</text:p>
          </table:table-cell>
          <table:table-cell office:value-type="float" office:value="-93.13567" calcext:value-type="float">
            <text:p>-93.13567</text:p>
          </table:table-cell>
          <table:table-cell office:value-type="float" office:value="-85.554646" calcext:value-type="float">
            <text:p>-85.554646</text:p>
          </table:table-cell>
          <table:table-cell office:value-type="float" office:value="-73.8564653" calcext:value-type="float">
            <text:p>-73.8564653</text:p>
          </table:table-cell>
          <table:table-cell office:value-type="float" office:value="-72.632478" calcext:value-type="float">
            <text:p>-72.632478</text:p>
          </table:table-cell>
          <table:table-cell office:value-type="float" office:value="-81.9876765" calcext:value-type="float">
            <text:p>-81.9876765</text:p>
          </table:table-cell>
          <table:table-cell office:value-type="float" office:value="-86.36987" calcext:value-type="float">
            <text:p>-86.36987</text:p>
          </table:table-cell>
          <table:table-cell office:value-type="float" office:value="-90.3535" calcext:value-type="float">
            <text:p>-90.3535</text:p>
          </table:table-cell>
          <table:table-cell office:value-type="float" office:value="-95.25446" calcext:value-type="float">
            <text:p>-95.254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-83.1428571428571" calcext:value-type="float">
            <text:p>-83.1428571429</text:p>
          </table:table-cell>
          <table:table-cell office:value-type="float" office:value="-79.3" calcext:value-type="float">
            <text:p>-79.3</text:p>
          </table:table-cell>
          <table:table-cell office:value-type="float" office:value="-52" calcext:value-type="float">
            <text:p>-52</text:p>
          </table:table-cell>
          <table:table-cell office:value-type="float" office:value="-74.4" calcext:value-type="float">
            <text:p>-74.4</text:p>
          </table:table-cell>
          <table:table-cell office:value-type="float" office:value="-86.0714285714286" calcext:value-type="float">
            <text:p>-86.0714285714</text:p>
          </table:table-cell>
          <table:table-cell office:value-type="float" office:value="-86" calcext:value-type="float">
            <text:p>-86</text:p>
          </table:table-cell>
          <table:table-cell office:value-type="float" office:value="-75" calcext:value-type="float">
            <text:p>-75</text:p>
          </table:table-cell>
          <table:table-cell office:value-type="float" office:value="-66.3571428571429" calcext:value-type="float">
            <text:p>-66.3571428571</text:p>
          </table:table-cell>
          <table:table-cell office:value-type="float" office:value="-67.6153846153846" calcext:value-type="float">
            <text:p>-67.6153846154</text:p>
          </table:table-cell>
          <table:table-cell office:value-type="float" office:value="-74.4615384615385" calcext:value-type="float">
            <text:p>-74.4615384615</text:p>
          </table:table-cell>
          <table:table-cell office:value-type="float" office:value="-82" calcext:value-type="float">
            <text:p>-82</text:p>
          </table:table-cell>
          <table:table-cell office:value-type="float" office:value="-71.5" calcext:value-type="float">
            <text:p>-71.5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91.7654576" calcext:value-type="float">
            <text:p>-91.7654576</text:p>
          </table:table-cell>
          <table:table-cell office:value-type="float" office:value="-83.456" calcext:value-type="float">
            <text:p>-83.456</text:p>
          </table:table-cell>
          <table:table-cell office:value-type="float" office:value="-58.856263" calcext:value-type="float">
            <text:p>-58.856263</text:p>
          </table:table-cell>
          <table:table-cell office:value-type="float" office:value="-65.8787687" calcext:value-type="float">
            <text:p>-65.8787687</text:p>
          </table:table-cell>
          <table:table-cell office:value-type="float" office:value="-89.76567" calcext:value-type="float">
            <text:p>-89.76567</text:p>
          </table:table-cell>
          <table:table-cell office:value-type="float" office:value="-93.75765" calcext:value-type="float">
            <text:p>-93.75765</text:p>
          </table:table-cell>
          <table:table-cell office:value-type="float" office:value="-87.98798" calcext:value-type="float">
            <text:p>-87.98798</text:p>
          </table:table-cell>
          <table:table-cell office:value-type="float" office:value="-78.6757" calcext:value-type="float">
            <text:p>-78.6757</text:p>
          </table:table-cell>
          <table:table-cell office:value-type="float" office:value="-81.8935245" calcext:value-type="float">
            <text:p>-81.8935245</text:p>
          </table:table-cell>
          <table:table-cell office:value-type="float" office:value="-85.87554" calcext:value-type="float">
            <text:p>-85.87554</text:p>
          </table:table-cell>
          <table:table-cell office:value-type="float" office:value="-91.98987" calcext:value-type="float">
            <text:p>-91.98987</text:p>
          </table:table-cell>
          <table:table-cell office:value-type="float" office:value="-89.34345" calcext:value-type="float">
            <text:p>-89.34345</text:p>
          </table:table-cell>
          <table:table-cell office:value-type="float" office:value="-99.986787" calcext:value-type="float">
            <text:p>-99.9867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5" calcext:value-type="float">
            <text:p>2.35</text:p>
          </table:table-cell>
          <table:table-cell office:value-type="float" office:value="-78.0769230769231" calcext:value-type="float">
            <text:p>-78.0769230769</text:p>
          </table:table-cell>
          <table:table-cell office:value-type="float" office:value="-79.1666666666667" calcext:value-type="float">
            <text:p>-79.1666666667</text:p>
          </table:table-cell>
          <table:table-cell office:value-type="float" office:value="-61" calcext:value-type="float">
            <text:p>-61</text:p>
          </table:table-cell>
          <table:table-cell office:value-type="float" office:value="-63.6153846153846" calcext:value-type="float">
            <text:p>-63.6153846154</text:p>
          </table:table-cell>
          <table:table-cell office:value-type="float" office:value="-78" calcext:value-type="float">
            <text:p>-78</text:p>
          </table:table-cell>
          <table:table-cell office:value-type="float" office:value="-71.75" calcext:value-type="float">
            <text:p>-71.75</text:p>
          </table:table-cell>
          <table:table-cell office:value-type="float" office:value="-75.125" calcext:value-type="float">
            <text:p>-75.12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80.8888888888889" calcext:value-type="float">
            <text:p>-80.8888888889</text:p>
          </table:table-cell>
          <table:table-cell office:value-type="float" office:value="-77.5" calcext:value-type="float">
            <text:p>-77.5</text:p>
          </table:table-cell>
          <table:table-cell office:value-type="float" office:value="-81.2" calcext:value-type="float">
            <text:p>-81.2</text:p>
          </table:table-cell>
          <table:table-cell office:value-type="float" office:value="-74.3846153846154" calcext:value-type="float">
            <text:p>-74.3846153846</text:p>
          </table:table-cell>
          <table:table-cell office:value-type="float" office:value="-90.6" calcext:value-type="float">
            <text:p>-90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7" calcext:value-type="float">
            <text:p>1.17</text:p>
          </table:table-cell>
          <table:table-cell office:value-type="float" office:value="-83.9333333333333" calcext:value-type="float">
            <text:p>-83.9333333333</text:p>
          </table:table-cell>
          <table:table-cell office:value-type="float" office:value="-83.0714285714286" calcext:value-type="float">
            <text:p>-83.0714285714</text:p>
          </table:table-cell>
          <table:table-cell office:value-type="float" office:value="-76.25" calcext:value-type="float">
            <text:p>-76.25</text:p>
          </table:table-cell>
          <table:table-cell office:value-type="float" office:value="-62.5714285714286" calcext:value-type="float">
            <text:p>-62.571428571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79.7272727272727" calcext:value-type="float">
            <text:p>-79.7272727273</text:p>
          </table:table-cell>
          <table:table-cell office:value-type="float" office:value="-60.75" calcext:value-type="float">
            <text:p>-60.75</text:p>
          </table:table-cell>
          <table:table-cell office:value-type="float" office:value="-70.3076923076923" calcext:value-type="float">
            <text:p>-70.3076923077</text:p>
          </table:table-cell>
          <table:table-cell office:value-type="float" office:value="-76.3333333333333" calcext:value-type="float">
            <text:p>-76.3333333333</text:p>
          </table:table-cell>
          <table:table-cell office:value-type="float" office:value="-89" calcext:value-type="float">
            <text:p>-89</text:p>
          </table:table-cell>
          <table:table-cell office:value-type="float" office:value="-72.4545454545455" calcext:value-type="float">
            <text:p>-72.4545454545</text:p>
          </table:table-cell>
          <table:table-cell office:value-type="float" office:value="-89.3846153846154" calcext:value-type="float">
            <text:p>-89.38461538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5" calcext:value-type="float">
            <text:p>3.65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office:value-type="float" office:value="-87" calcext:value-type="float">
            <text:p>-87</text:p>
          </table:table-cell>
          <table:table-cell office:value-type="float" office:value="-77" calcext:value-type="float">
            <text:p>-77</text:p>
          </table:table-cell>
          <table:table-cell office:value-type="float" office:value="-91" calcext:value-type="float">
            <text:p>-91</text:p>
          </table:table-cell>
          <table:table-cell office:value-type="float" office:value="-69.3333333333333" calcext:value-type="float">
            <text:p>-69.3333333333</text:p>
          </table:table-cell>
          <table:table-cell office:value-type="float" office:value="-78.45" calcext:value-type="float">
            <text:p>-78.45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-82.0714285714286" calcext:value-type="float">
            <text:p>-82.0714285714</text:p>
          </table:table-cell>
          <table:table-cell office:value-type="float" office:value="-89" calcext:value-type="float">
            <text:p>-89</text:p>
          </table:table-cell>
          <table:table-cell office:value-type="float" office:value="-83.375" calcext:value-type="float">
            <text:p>-83.375</text:p>
          </table:table-cell>
          <table:table-cell office:value-type="float" office:value="-71.4615384615385" calcext:value-type="float">
            <text:p>-71.4615384615</text:p>
          </table:table-cell>
          <table:table-cell office:value-type="float" office:value="-82.7142857142857" calcext:value-type="float">
            <text:p>-82.7142857143</text:p>
          </table:table-cell>
          <table:table-cell office:value-type="float" office:value="-66.7857142857143" calcext:value-type="float">
            <text:p>-66.7857142857</text:p>
          </table:table-cell>
          <table:table-cell office:value-type="float" office:value="-51.0666666666667" calcext:value-type="float">
            <text:p>-51.0666666667</text:p>
          </table:table-cell>
          <table:table-cell office:value-type="float" office:value="-81.8181818181818" calcext:value-type="float">
            <text:p>-81.8181818182</text:p>
          </table:table-cell>
          <table:table-cell office:value-type="float" office:value="-82.3846153846154" calcext:value-type="float">
            <text:p>-82.3846153846</text:p>
          </table:table-cell>
          <table:table-cell office:value-type="float" office:value="-86.6666666666667" calcext:value-type="float">
            <text:p>-86.6666666667</text:p>
          </table:table-cell>
          <table:table-cell office:value-type="float" office:value="-84.75" calcext:value-type="float">
            <text:p>-84.75</text:p>
          </table:table-cell>
          <table:table-cell office:value-type="float" office:value="-85.5833333333333" calcext:value-type="float">
            <text:p>-85.5833333333</text:p>
          </table:table-cell>
          <table:table-cell office:value-type="float" office:value="-85.0833333333333" calcext:value-type="float">
            <text:p>-85.08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89.5435478" calcext:value-type="float">
            <text:p>-89.5435478</text:p>
          </table:table-cell>
          <table:table-cell office:value-type="float" office:value="-91.98798679" calcext:value-type="float">
            <text:p>-91.98798679</text:p>
          </table:table-cell>
          <table:table-cell office:value-type="float" office:value="-85.5452" calcext:value-type="float">
            <text:p>-85.5452</text:p>
          </table:table-cell>
          <table:table-cell office:value-type="float" office:value="-81.454" calcext:value-type="float">
            <text:p>-81.454</text:p>
          </table:table-cell>
          <table:table-cell office:value-type="float" office:value="-78.84652" calcext:value-type="float">
            <text:p>-78.84652</text:p>
          </table:table-cell>
          <table:table-cell office:value-type="float" office:value="-72.9878964" calcext:value-type="float">
            <text:p>-72.9878964</text:p>
          </table:table-cell>
          <table:table-cell office:value-type="float" office:value="-59.24896768" calcext:value-type="float">
            <text:p>-59.24896768</text:p>
          </table:table-cell>
          <table:table-cell office:value-type="float" office:value="-84.8778475" calcext:value-type="float">
            <text:p>-84.8778475</text:p>
          </table:table-cell>
          <table:table-cell office:value-type="float" office:value="-81.56486732" calcext:value-type="float">
            <text:p>-81.56486732</text:p>
          </table:table-cell>
          <table:table-cell office:value-type="float" office:value="-87.587658" calcext:value-type="float">
            <text:p>-87.587658</text:p>
          </table:table-cell>
          <table:table-cell office:value-type="float" office:value="-93.654654" calcext:value-type="float">
            <text:p>-93.654654</text:p>
          </table:table-cell>
          <table:table-cell office:value-type="float" office:value="-91.7654" calcext:value-type="float">
            <text:p>-91.7654</text:p>
          </table:table-cell>
          <table:table-cell office:value-type="float" office:value="-99.986897" calcext:value-type="float">
            <text:p>-99.98689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.35" calcext:value-type="float">
            <text:p>2.35</text:p>
          </table:table-cell>
          <table:table-cell office:value-type="float" office:value="-82" calcext:value-type="float">
            <text:p>-8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69" calcext:value-type="float">
            <text:p>-69</text:p>
          </table:table-cell>
          <table:table-cell office:value-type="float" office:value="-78" calcext:value-type="float">
            <text:p>-78</text:p>
          </table:table-cell>
          <table:table-cell office:value-type="float" office:value="-59.25" calcext:value-type="float">
            <text:p>-59.25</text:p>
          </table:table-cell>
          <table:table-cell office:value-type="float" office:value="-56" calcext:value-type="float">
            <text:p>-56</text:p>
          </table:table-cell>
          <table:table-cell office:value-type="float" office:value="-90.1111111111111" calcext:value-type="float">
            <text:p>-90.1111111111</text:p>
          </table:table-cell>
          <table:table-cell office:value-type="float" office:value="-83.56" calcext:value-type="float">
            <text:p>-83.56</text:p>
          </table:table-cell>
          <table:table-cell table:number-columns-repeated="2" office:value-type="float" office:value="-91" calcext:value-type="float">
            <text:p>-91</text:p>
          </table:table-cell>
          <table:table-cell table:number-columns-repeated="2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-95.213465" calcext:value-type="float">
            <text:p>-95.213465</text:p>
          </table:table-cell>
          <table:table-cell office:value-type="float" office:value="-93.5400897" calcext:value-type="float">
            <text:p>-93.5400897</text:p>
          </table:table-cell>
          <table:table-cell office:value-type="float" office:value="-88.24774564" calcext:value-type="float">
            <text:p>-88.24774564</text:p>
          </table:table-cell>
          <table:table-cell office:value-type="float" office:value="-76.125785" calcext:value-type="float">
            <text:p>-76.125785</text:p>
          </table:table-cell>
          <table:table-cell office:value-type="float" office:value="-68.5423987" calcext:value-type="float">
            <text:p>-68.5423987</text:p>
          </table:table-cell>
          <table:table-cell office:value-type="float" office:value="-61.525452" calcext:value-type="float">
            <text:p>-61.525452</text:p>
          </table:table-cell>
          <table:table-cell office:value-type="float" office:value="-59.78214" calcext:value-type="float">
            <text:p>-59.78214</text:p>
          </table:table-cell>
          <table:table-cell office:value-type="float" office:value="-79.3458" calcext:value-type="float">
            <text:p>-79.3458</text:p>
          </table:table-cell>
          <table:table-cell office:value-type="float" office:value="-83.78923" calcext:value-type="float">
            <text:p>-83.78923</text:p>
          </table:table-cell>
          <table:table-cell office:value-type="float" office:value="-89.2146" calcext:value-type="float">
            <text:p>-89.2146</text:p>
          </table:table-cell>
          <table:table-cell office:value-type="float" office:value="-96.78221" calcext:value-type="float">
            <text:p>-96.78221</text:p>
          </table:table-cell>
          <table:table-cell office:value-type="float" office:value="-92.2135463" calcext:value-type="float">
            <text:p>-92.2135463</text:p>
          </table:table-cell>
          <table:table-cell office:value-type="float" office:value="-99.874541" calcext:value-type="float">
            <text:p>-99.874541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  <table:table-cell office:value-type="float" office:value="-89.9087686" calcext:value-type="float">
            <text:p>-89.9087686</text:p>
          </table:table-cell>
          <table:table-cell office:value-type="float" office:value="-91.87431" calcext:value-type="float">
            <text:p>-91.87431</text:p>
          </table:table-cell>
          <table:table-cell office:value-type="float" office:value="-84.989873" calcext:value-type="float">
            <text:p>-84.989873</text:p>
          </table:table-cell>
          <table:table-cell office:value-type="float" office:value="-81.846542" calcext:value-type="float">
            <text:p>-81.846542</text:p>
          </table:table-cell>
          <table:table-cell office:value-type="float" office:value="-64.254564" calcext:value-type="float">
            <text:p>-64.254564</text:p>
          </table:table-cell>
          <table:table-cell office:value-type="float" office:value="-54.8731321" calcext:value-type="float">
            <text:p>-54.8731321</text:p>
          </table:table-cell>
          <table:table-cell office:value-type="float" office:value="-81.745422" calcext:value-type="float">
            <text:p>-81.745422</text:p>
          </table:table-cell>
          <table:table-cell office:value-type="float" office:value="-85.63221218" calcext:value-type="float">
            <text:p>-85.63221218</text:p>
          </table:table-cell>
          <table:table-cell office:value-type="float" office:value="-82.07656" calcext:value-type="float">
            <text:p>-82.07656</text:p>
          </table:table-cell>
          <table:table-cell office:value-type="float" office:value="-93.822153" calcext:value-type="float">
            <text:p>-93.822153</text:p>
          </table:table-cell>
          <table:table-cell office:value-type="float" office:value="-94.88975" calcext:value-type="float">
            <text:p>-94.88975</text:p>
          </table:table-cell>
          <table:table-cell office:value-type="float" office:value="-91.535768" calcext:value-type="float">
            <text:p>-91.535768</text:p>
          </table:table-cell>
          <table:table-cell office:value-type="float" office:value="-96.52478" calcext:value-type="float">
            <text:p>-96.524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86.2857142857143" calcext:value-type="float">
            <text:p>-86.2857142857</text:p>
          </table:table-cell>
          <table:table-cell office:value-type="float" office:value="-84.5" calcext:value-type="float">
            <text:p>-84.5</text:p>
          </table:table-cell>
          <table:table-cell office:value-type="float" office:value="-86.1" calcext:value-type="float">
            <text:p>-86.1</text:p>
          </table:table-cell>
          <table:table-cell office:value-type="float" office:value="-76.5" calcext:value-type="float">
            <text:p>-76.5</text:p>
          </table:table-cell>
          <table:table-cell office:value-type="float" office:value="-71.2307692307692" calcext:value-type="float">
            <text:p>-71.2307692308</text:p>
          </table:table-cell>
          <table:table-cell office:value-type="float" office:value="-64.6666666666667" calcext:value-type="float">
            <text:p>-64.6666666667</text:p>
          </table:table-cell>
          <table:table-cell office:value-type="float" office:value="-68" calcext:value-type="float">
            <text:p>-68</text:p>
          </table:table-cell>
          <table:table-cell office:value-type="float" office:value="-74" calcext:value-type="float">
            <text:p>-74</text:p>
          </table:table-cell>
          <table:table-cell office:value-type="float" office:value="-85.8333333333333" calcext:value-type="float">
            <text:p>-85.8333333333</text:p>
          </table:table-cell>
          <table:table-cell office:value-type="float" office:value="-85.625" calcext:value-type="float">
            <text:p>-85.625</text:p>
          </table:table-cell>
          <table:table-cell office:value-type="float" office:value="-89.8888888888889" calcext:value-type="float">
            <text:p>-89.8888888889</text:p>
          </table:table-cell>
          <table:table-cell office:value-type="float" office:value="-88.5" calcext:value-type="float">
            <text:p>-88.5</text:p>
          </table:table-cell>
          <table:table-cell office:value-type="float" office:value="-93.1666666666667" calcext:value-type="float">
            <text:p>-93.1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45" calcext:value-type="float">
            <text:p>4.45</text:p>
          </table:table-cell>
          <table:table-cell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62" calcext:value-type="float">
            <text:p>-62</text:p>
          </table:table-cell>
          <table:table-cell office:value-type="float" office:value="-80.6666666666667" calcext:value-type="float">
            <text:p>-80.6666666667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99" calcext:value-type="float">
            <text:p>-99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89.94757287" calcext:value-type="float">
            <text:p>-89.94757287</text:p>
          </table:table-cell>
          <table:table-cell office:value-type="float" office:value="-93.32146546" calcext:value-type="float">
            <text:p>-93.32146546</text:p>
          </table:table-cell>
          <table:table-cell office:value-type="float" office:value="-91.84654132" calcext:value-type="float">
            <text:p>-91.84654132</text:p>
          </table:table-cell>
          <table:table-cell office:value-type="float" office:value="-83.525465" calcext:value-type="float">
            <text:p>-83.525465</text:p>
          </table:table-cell>
          <table:table-cell office:value-type="float" office:value="-58.89789" calcext:value-type="float">
            <text:p>-58.89789</text:p>
          </table:table-cell>
          <table:table-cell office:value-type="float" office:value="-75.21321685" calcext:value-type="float">
            <text:p>-75.21321685</text:p>
          </table:table-cell>
          <table:table-cell office:value-type="float" office:value="-81.981632" calcext:value-type="float">
            <text:p>-81.981632</text:p>
          </table:table-cell>
          <table:table-cell office:value-type="float" office:value="-86.89432132" calcext:value-type="float">
            <text:p>-86.89432132</text:p>
          </table:table-cell>
          <table:table-cell office:value-type="float" office:value="-84.684612" calcext:value-type="float">
            <text:p>-84.684612</text:p>
          </table:table-cell>
          <table:table-cell office:value-type="float" office:value="-92.652121" calcext:value-type="float">
            <text:p>-92.652121</text:p>
          </table:table-cell>
          <table:table-cell office:value-type="float" office:value="-93.84543" calcext:value-type="float">
            <text:p>-93.84543</text:p>
          </table:table-cell>
          <table:table-cell office:value-type="float" office:value="-91.84553" calcext:value-type="float">
            <text:p>-91.84553</text:p>
          </table:table-cell>
          <table:table-cell office:value-type="float" office:value="-96.984758" calcext:value-type="float">
            <text:p>-96.9847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7" calcext:value-type="float">
            <text:p>1.17</text:p>
          </table:table-cell>
          <table:table-cell office:value-type="float" office:value="-83.0714285714286" calcext:value-type="float">
            <text:p>-83.0714285714</text:p>
          </table:table-cell>
          <table:table-cell office:value-type="float" office:value="-99" calcext:value-type="float">
            <text:p>-99</text:p>
          </table:table-cell>
          <table:table-cell office:value-type="float" office:value="-92.3333333333333" calcext:value-type="float">
            <text:p>-92.3333333333</text:p>
          </table:table-cell>
          <table:table-cell office:value-type="float" office:value="-78.875" calcext:value-type="float">
            <text:p>-78.875</text:p>
          </table:table-cell>
          <table:table-cell office:value-type="float" office:value="-56.5" calcext:value-type="float">
            <text:p>-56.5</text:p>
          </table:table-cell>
          <table:table-cell office:value-type="float" office:value="-86.5" calcext:value-type="float">
            <text:p>-86.5</text:p>
          </table:table-cell>
          <table:table-cell office:value-type="float" office:value="-83" calcext:value-type="float">
            <text:p>-83</text:p>
          </table:table-cell>
          <table:table-cell office:value-type="float" office:value="-84.5454545454546" calcext:value-type="float">
            <text:p>-84.5454545455</text:p>
          </table:table-cell>
          <table:table-cell office:value-type="float" office:value="-93.3333333333333" calcext:value-type="float">
            <text:p>-93.3333333333</text:p>
          </table:table-cell>
          <table:table-cell office:value-type="float" office:value="-92.125" calcext:value-type="float">
            <text:p>-92.125</text:p>
          </table:table-cell>
          <table:table-cell office:value-type="float" office:value="-87.6923076923077" calcext:value-type="float">
            <text:p>-87.6923076923</text:p>
          </table:table-cell>
          <table:table-cell office:value-type="float" office:value="-94.1538461538462" calcext:value-type="float">
            <text:p>-94.1538461538</text:p>
          </table:table-cell>
          <table:table-cell office:value-type="float" office:value="-92.625" calcext:value-type="float">
            <text:p>-92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2:48.154466122</meta:creation-date>
    <dc:date>2017-01-30T19:26:12.389515072</dc:date>
    <meta:editing-duration>PT5H24M52S</meta:editing-duration>
    <meta:editing-cycles>2</meta:editing-cycles>
    <meta:generator>LibreOffice/4.2.8.2$Linux_X86_64 LibreOffice_project/420m0$Build-2</meta:generator>
    <meta:document-statistic meta:table-count="1" meta:cell-count="495" meta:object-count="0"/>
  </office:meta>
</office:document-meta>
</file>